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4.767cm" fo:min-width="6.986cm"/>
    </style:style>
    <style:style style:name="gr3" style:family="graphic" style:parent-style-name="standard">
      <style:graphic-properties draw:textarea-horizontal-align="justify" draw:textarea-vertical-align="middle" draw:auto-grow-height="false" fo:min-height="1.995cm" fo:min-width="2.0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draw:stroke="none" svg:stroke-color="#000000" draw:fill="none" draw:fill-color="#ffffff" fo:min-height="2.565cm"/>
    </style:style>
    <style:style style:name="gr8" style:family="graphic" style:parent-style-name="standard">
      <style:graphic-properties draw:stroke="none" svg:stroke-color="#000000" draw:fill="none" draw:fill-color="#ffffff" fo:min-height="1.528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302cm" svg:x="2.651cm" svg:y="1.889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97cm" svg:height="10.033cm" svg:x="3.667cm" svg:y="5.572cm">
          <text:p text:style-name="P1">HTML/JavaScip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556cm" svg:height="3.175cm" svg:x="5.064cm" svg:y="9.255cm">
          <text:p text:style-name="P1">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56cm" svg:height="3.175cm" svg:x="12.287cm" svg:y="6.08cm">
          <text:p text:style-name="P1">Scenario</text:p>
          <text:p text:style-name="P1">Ind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4.97cm" svg:height="10.033cm" svg:x="3.54cm" svg:y="15.605cm">
          <text:p text:style-name="P1">Djang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556cm" svg:height="3.175cm" svg:x="2.778cm" svg:y="19.796cm">
          <text:p text:style-name="P1">Edit</text:p>
          <text:p text:style-name="P1">Scen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56cm" svg:height="3.175cm" svg:x="9.636cm" svg:y="14.081cm">
          <text:p text:style-name="P1">Play</text:p>
          <text:p text:style-name="P1">Scen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3.302cm" svg:x="0.873cm" svg:y="13.954cm">
          <text:p text:style-name="P1">Admi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715cm" svg:y1="4.048cm" svg:x2="12.938cm" svg:y2="6.715cm">
          <text:p/>
        </draw:line>
        <draw:line draw:style-name="gr4" draw:text-style-name="P1" draw:layer="layout" svg:x1="4.683cm" svg:y1="5.191cm" svg:x2="6.461cm" svg:y2="9.382cm">
          <text:p/>
        </draw:line>
        <draw:line draw:style-name="gr4" draw:text-style-name="P1" draw:layer="layout" svg:x1="3.286cm" svg:y1="17.256cm" svg:x2="4.175cm" svg:y2="19.923cm">
          <text:p/>
        </draw:line>
        <draw:line draw:style-name="gr4" draw:text-style-name="P1" draw:layer="layout" svg:x1="14.208cm" svg:y1="9.255cm" svg:x2="12.811cm" svg:y2="14.462cm">
          <text:p/>
        </draw:line>
        <draw:custom-shape draw:style-name="gr3" draw:text-style-name="P1" draw:layer="layout" svg:width="3.556cm" svg:height="3.175cm" svg:x="12.938cm" svg:y="18.907cm">
          <text:p text:style-name="P1">Update</text:p>
          <text:p text:style-name="P1">Po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684cm" svg:y1="16.748cm" svg:x2="14.843cm" svg:y2="18.907cm">
          <text:p/>
        </draw:line>
        <draw:line draw:style-name="gr4" draw:text-style-name="P1" draw:layer="layout" svg:x1="15.986cm" svg:y1="19.415cm" svg:x2="15.351cm" svg:y2="8.62cm">
          <text:p/>
        </draw:line>
        <draw:custom-shape draw:style-name="gr3" draw:text-style-name="P1" draw:layer="layout" svg:width="3.556cm" svg:height="3.175cm" svg:x="6.334cm" svg:y="17.637cm">
          <text:p text:style-name="P1">Update</text:p>
          <text:p text:style-name="P1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461cm" svg:y1="12.43cm" svg:x2="8.112cm" svg:y2="17.637cm">
          <text:p/>
        </draw:line>
        <draw:line draw:style-name="gr4" draw:text-style-name="P1" draw:layer="layout" svg:x1="6.715cm" svg:y1="18.018cm" svg:x2="2.651cm" svg:y2="5.318cm">
          <text:p/>
        </draw:line>
        <draw:line draw:style-name="gr4" draw:text-style-name="P1" draw:layer="layout" svg:x1="16.621cm" svg:y1="20.304cm" svg:x2="18.78cm" svg:y2="4.429cm">
          <text:p/>
        </draw:line>
        <draw:line draw:style-name="gr4" draw:text-style-name="P1" draw:layer="layout" svg:x1="18.78cm" svg:y1="4.556cm" svg:x2="6.715cm" svg:y2="2.778cm">
          <text:p/>
        </draw:line>
        <draw:frame draw:style-name="gr5" draw:layer="layout" svg:width="3.175cm" svg:height="1.673cm" svg:x="15.859cm" svg:y="2.524cm">
          <draw:text-box>
            <text:p>Add points</text:p>
          </draw:text-box>
        </draw:frame>
        <draw:frame draw:style-name="gr6" draw:layer="layout" svg:width="3.302cm" svg:height="1.905cm" svg:x="5.699cm" svg:y="6.715cm">
          <draw:text-box>
            <text:p>Request products</text:p>
          </draw:text-box>
        </draw:frame>
        <draw:frame draw:style-name="gr7" draw:layer="layout" svg:width="3.683cm" svg:height="2.815cm" svg:x="6.08cm" svg:y="13.425cm">
          <draw:text-box>
            <text:p>Check previous purchase</text:p>
          </draw:text-box>
        </draw:frame>
        <draw:frame draw:style-name="gr8" draw:layer="layout" svg:width="3.175cm" svg:height="1.778cm" svg:x="0.873cm" svg:y="8.874cm">
          <draw:text-box>
            <text:p>Update purchase</text:p>
          </draw:text-box>
        </draw:frame>
        <draw:frame draw:style-name="gr9" draw:layer="layout" svg:width="3.429cm" svg:height="2.384cm" svg:x="10.398cm" svg:y="4.175cm">
          <draw:text-box>
            <text:p>Request Scenarios</text:p>
          </draw:text-box>
        </draw:frame>
        <draw:frame draw:style-name="gr9" draw:layer="layout" svg:width="3.429cm" svg:height="2.384cm" svg:x="10.525cm" svg:y="11.57cm">
          <draw:text-box>
            <text:p>Request Scenario</text:p>
          </draw:text-box>
        </draw:frame>
        <draw:frame draw:style-name="gr10" draw:layer="layout" svg:width="2.413cm" svg:height="3.095cm" svg:x="14.081cm" svg:y="14.081cm">
          <draw:text-box>
            <text:p>Return to index</text:p>
          </draw:text-box>
        </draw:frame>
        <draw:frame draw:style-name="gr10" draw:layer="layout" svg:width="2.921cm" svg:height="3.095cm" svg:x="10.906cm" svg:y="17.383cm">
          <draw:text-box>
            <text:p>Request user for points</text:p>
          </draw:text-box>
        </draw:frame>
        <draw:frame draw:style-name="gr11" draw:layer="layout" svg:width="3.317cm" svg:height="1.673cm" svg:x="0.619cm" svg:y="17.891cm">
          <draw:text-box>
            <text:p>Request</text:p>
            <text:p>Scenari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3:37:49.614000000</meta:creation-date>
    <dc:date>2014-12-02T14:02:12.950000000</dc:date>
    <meta:editing-duration>PT8M46S</meta:editing-duration>
    <meta:editing-cycles>1</meta:editing-cycles>
    <meta:document-statistic meta:object-count="29"/>
    <meta:generator>LibreOffice/4.3.1.2$Windows_x86 LibreOffice_project/958349dc3b25111dbca392fbc281a05559ef6848</meta:generator>
  </office:meta>
</office:document-meta>
</file>